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fr" fo:country="FR" officeooo:rsid="000d00db" officeooo:paragraph-rsid="000d00db"/>
    </style:style>
    <style:style style:name="P2" style:family="paragraph" style:parent-style-name="Text_20_body">
      <style:text-properties fo:language="fr" fo:country="FR" officeooo:rsid="000d00db" officeooo:paragraph-rsid="000d00db"/>
    </style:style>
    <style:style style:name="P3" style:family="paragraph" style:parent-style-name="Title">
      <style:text-properties fo:language="fr" fo:country="FR" officeooo:rsid="000d00db" officeooo:paragraph-rsid="000d00db"/>
    </style:style>
    <style:style style:name="P4" style:family="paragraph" style:parent-style-name="Text_20_body">
      <style:paragraph-properties fo:text-align="center" style:justify-single-word="false"/>
      <style:text-properties fo:language="fr" fo:country="FR" fo:font-style="italic" officeooo:rsid="00112202" officeooo:paragraph-rsid="00112202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language="fr" fo:country="FR" officeooo:rsid="00112202" officeooo:paragraph-rsid="00112202"/>
    </style:style>
    <style:style style:name="P6" style:family="paragraph" style:parent-style-name="Footer">
      <style:paragraph-properties fo:text-align="center" style:justify-single-word="false"/>
      <style:text-properties fo:font-size="10pt" fo:language="fr" fo:country="FR" style:font-size-asian="10pt" style:font-size-complex="10pt"/>
    </style:style>
    <style:style style:name="P7" style:family="paragraph" style:parent-style-name="Heading_20_1">
      <style:text-properties fo:language="fr" fo:country="FR" officeooo:rsid="000d00db" officeooo:paragraph-rsid="000d00db"/>
    </style:style>
    <style:style style:name="P8" style:family="paragraph" style:parent-style-name="Text_20_body" style:list-style-name="L1">
      <style:text-properties fo:language="fr" fo:country="FR" officeooo:rsid="000d00db" officeooo:paragraph-rsid="000d00db"/>
    </style:style>
    <style:style style:name="P9" style:family="paragraph" style:parent-style-name="Text_20_body" style:list-style-name="L2">
      <style:text-properties fo:language="fr" fo:country="FR" officeooo:rsid="000d00db" officeooo:paragraph-rsid="000d00db"/>
    </style:style>
    <style:style style:name="P10" style:family="paragraph" style:parent-style-name="Text_20_body" style:list-style-name="L3">
      <style:text-properties fo:language="fr" fo:country="FR" officeooo:rsid="000d00db" officeooo:paragraph-rsid="000d00db"/>
    </style:style>
    <style:style style:name="T1" style:family="text">
      <style:text-properties officeooo:rsid="000eb944"/>
    </style:style>
    <style:style style:name="T2" style:family="text">
      <style:text-properties officeooo:rsid="00106f45"/>
    </style:style>
    <style:style style:name="T3" style:family="text">
      <style:text-properties officeooo:rsid="00112202"/>
    </style:style>
    <style:style style:name="T4" style:family="text">
      <style:text-properties officeooo:rsid="001321d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 Nut Picker -</text:p>
      <text:p text:style-name="P5">Conception : Olivier Boesch (<text:a xlink:type="simple" xlink:href="mailto:olivier.boesch@ac-aix-marseille.fr" text:style-name="Internet_20_link" text:visited-style-name="Visited_20_Internet_20_Link">olivier.boesch@ac-aix-marseille.fr</text:a>)</text:p>
      <text:p text:style-name="P1">Jeu éducatif de motricité fine en open source et imprimable en 3D</text:p>
      <text:p text:style-name="P1">pour 2 à 4 joueurs</text:p>
      <text:p text:style-name="P4">Les pièces du jeu sont fabriqué en PLA (acide polylactique), un plastique recyclable et respectueux de l’environnement. Attention, ce plastique se déforme à la chaleur. Ne pas laisser le jeu en plein soleil et dans une voiture en été.</text:p>
      <text:h text:style-name="P7" text:outline-level="1">Les éléments du jeu</text:h>
      <text:list xml:id="list3284417294" text:style-name="L1">
        <text:list-item>
          <text:p text:style-name="P8">Un dé de jeu</text:p>
        </text:list-item>
        <text:list-item>
          <text:p text:style-name="P8">Un<text:span text:style-name="T3">e boite de jeu (qui sert de plateau et de boite de rangement)</text:span></text:p>
        </text:list-item>
        <text:list-item>
          <text:p text:style-name="P8">20 pièces de quatre couleurs (5 rouges, 5 jaunes, 5 verts et 5 violets)</text:p>
        </text:list-item>
        <text:list-item>
          <text:p text:style-name="P8">4 petites feuilles plastifiées représentant les couleurs des pièces.</text:p>
        </text:list-item>
      </text:list>
      <text:h text:style-name="P7" text:outline-level="1">La mise en place du jeu</text:h>
      <text:list xml:id="list3008168086" text:style-name="L2">
        <text:list-item>
          <text:p text:style-name="P9">Placer l<text:span text:style-name="T3">a boite</text:span> au centre de la table.</text:p>
        </text:list-item>
        <text:list-item>
          <text:p text:style-name="P9">Visser 4 pièces de chaque couleur sur l<text:span text:style-name="T3">a boite (où vous voulez)</text:span>.</text:p>
        </text:list-item>
        <text:list-item>
          <text:p text:style-name="P9">Choisir une feuille plastifiée <text:span text:style-name="T3">pour chaque</text:span> qui représentera la couleur du joueur.</text:p>
        </text:list-item>
        <text:list-item>
          <text:p text:style-name="P9">Se munir du dé du jeu.</text:p>
        </text:list-item>
      </text:list>
      <text:h text:style-name="P7" text:outline-level="1">Un tour de jeu</text:h>
      <text:p text:style-name="P2">Lancer le dé:</text:p>
      <text:list xml:id="list3276135571" text:style-name="L3">
        <text:list-item>
          <text:p text:style-name="P10">si le face du dé affiche un cercle de couleur, dévisser une pièce de cette couleur (si il n’y a plus de pièce de cette couleur, le joueur passe son tour<text:span text:style-name="T1">)</text:span></text:p>
        </text:list-item>
        <text:list-item>
          <text:p text:style-name="P10">si le dé affiche une face <text:span text:style-name="T3">noire</text:span>, le joueur choisit <text:span text:style-name="T3">une</text:span> pièce. Peu importe la couleur.</text:p>
        </text:list-item>
        <text:list-item>
          <text:p text:style-name="P10">Si le dé affiche la croix <text:span text:style-name="T3">blanche</text:span>, le joueur passe son tour.</text:p>
        </text:list-item>
      </text:list>
      <text:h text:style-name="P7" text:outline-level="1">Qui gagne le jeu</text:h>
      <text:p text:style-name="P2">Une fois toutes les pièces enlevée<text:span text:style-name="T2">s</text:span>, compter 2 points par pièce de la couleur du joueur et 1 point pour les autres pièces. Le joueur qui a le plus de points gagne. </text:p>
      <text:p text:style-name="P1">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language="fr" fo:country="FR" style:font-size-asian="10pt" style:font-size-complex="10pt"/>
    </style:style>
    <style:style style:name="MT1" style:family="text"/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jeu sous licence Creative Commons BY-NC-SA v4 – <text:a xlink:type="simple" xlink:href="https://creativecommons.org/licenses/by-nc-sa/4.0/" text:style-name="Internet_20_link" text:visited-style-name="Visited_20_Internet_20_Link">https://creativecommons.org/licenses/by-nc-sa/4.0/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18:39:13.925548195</meta:creation-date>
    <dc:date>2021-09-29T15:22:58.800923737</dc:date>
    <meta:editing-duration>PT16M19S</meta:editing-duration>
    <meta:editing-cycles>6</meta:editing-cycles>
    <meta:generator>LibreOffice/7.2.1.2$Linux_X86_64 LibreOffice_project/20$Build-2</meta:generator>
    <meta:print-date>2021-09-29T15:22:12.972285340</meta:print-date>
    <meta:document-statistic meta:table-count="0" meta:image-count="0" meta:object-count="0" meta:page-count="1" meta:paragraph-count="24" meta:word-count="275" meta:character-count="1474" meta:non-whitespace-character-count="1232"/>
  </office:meta>
</office:document-meta>
</file>